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맑은 고딕" svg:font-family="'맑은 고딕'" style:font-family-generic="modern" style:font-pitch="variable"/>
    <style:font-face style:name="맑은 고딕1" svg:font-family="'맑은 고딕'" style:font-family-generic="system" style:font-pitch="variable"/>
    <style:font-face style:name="바탕" svg:font-family="바탕" style:font-family-generic="roman" style:font-pitch="variable"/>
  </office:font-face-decls>
  <office:automatic-styles>
    <style:style style:name="표1" style:family="table">
      <style:table-properties style:width="17cm" table:align="margins"/>
    </style:style>
    <style:style style:name="표1.A" style:family="table-column">
      <style:table-column-properties style:column-width="4.249cm" style:rel-column-width="16383*"/>
    </style:style>
    <style:style style:name="표1.D" style:family="table-column">
      <style:table-column-properties style:column-width="4.251cm" style:rel-column-width="16386*"/>
    </style:style>
    <style:style style:name="표1.A1" style:family="table-cell">
      <style:table-cell-properties fo:padding="0.097cm" fo:border-left="0.5pt solid #000000" fo:border-right="none" fo:border-top="0.5pt solid #000000" fo:border-bottom="0.5pt solid #000000"/>
    </style:style>
    <style:style style:name="표1.D1" style:family="table-cell">
      <style:table-cell-properties fo:padding="0.097cm" fo:border="0.5pt solid #000000"/>
    </style:style>
    <style:style style:name="표1.A2" style:family="table-cell">
      <style:table-cell-properties fo:padding="0.097cm" fo:border-left="0.5pt solid #000000" fo:border-right="none" fo:border-top="none" fo:border-bottom="0.5pt solid #000000"/>
    </style:style>
    <style:style style:name="표1.D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맑은 고딕" fo:font-size="11pt" fo:font-weight="normal" officeooo:rsid="001322ba" officeooo:paragraph-rsid="001322ba" style:font-name-asian="맑은 고딕" style:font-size-asian="11pt" style:font-weight-asian="normal" style:font-name-complex="맑은 고딕" style:font-size-complex="11pt" style:font-weight-complex="normal"/>
    </style:style>
    <style:style style:name="P2" style:family="paragraph" style:parent-style-name="Standard">
      <style:text-properties style:font-name="맑은 고딕" fo:font-size="11pt" fo:font-weight="normal" officeooo:rsid="001322ba" officeooo:paragraph-rsid="001322ba" style:font-name-asian="맑은 고딕" style:font-size-asian="11pt" style:font-weight-asian="normal" style:font-name-complex="맑은 고딕" style:font-size-complex="11pt" style:font-weight-complex="normal"/>
    </style:style>
    <style:style style:name="P3" style:family="paragraph" style:parent-style-name="Standard">
      <style:text-properties style:font-name="맑은 고딕" fo:font-size="11pt" fo:font-weight="normal" officeooo:rsid="000cc2aa" officeooo:paragraph-rsid="000cc2aa" style:font-name-asian="맑은 고딕" style:font-size-asian="11pt" style:font-weight-asian="normal" style:font-name-complex="맑은 고딕" style:font-size-complex="11pt" style:font-weight-complex="normal"/>
    </style:style>
    <style:style style:name="P4" style:family="paragraph" style:parent-style-name="Standard">
      <style:text-properties style:font-name="맑은 고딕" fo:font-size="11pt" fo:font-weight="normal" officeooo:rsid="000cc2aa" officeooo:paragraph-rsid="000e10e2" style:font-name-asian="맑은 고딕" style:font-size-asian="11pt" style:font-weight-asian="normal" style:font-name-complex="맑은 고딕" style:font-size-complex="11pt" style:font-weight-complex="normal"/>
    </style:style>
    <style:style style:name="P5" style:family="paragraph" style:parent-style-name="Standard">
      <style:text-properties style:font-name="맑은 고딕" fo:font-size="11pt" fo:font-weight="normal" officeooo:rsid="000cc2aa" officeooo:paragraph-rsid="001322ba" style:font-name-asian="맑은 고딕" style:font-size-asian="11pt" style:font-weight-asian="normal" style:font-name-complex="맑은 고딕" style:font-size-complex="11pt" style:font-weight-complex="normal"/>
    </style:style>
    <style:style style:name="P6" style:family="paragraph" style:parent-style-name="Standard">
      <style:text-properties style:font-name="맑은 고딕" fo:font-size="11pt" fo:font-weight="normal" officeooo:rsid="000e10e2" officeooo:paragraph-rsid="000cc2aa" style:font-name-asian="맑은 고딕" style:font-size-asian="11pt" style:font-weight-asian="normal" style:font-name-complex="맑은 고딕" style:font-size-complex="11pt" style:font-weight-complex="normal"/>
    </style:style>
    <style:style style:name="P7" style:family="paragraph" style:parent-style-name="Standard">
      <style:text-properties style:font-name="맑은 고딕" fo:font-size="11pt" fo:font-weight="normal" officeooo:rsid="000f06b9" officeooo:paragraph-rsid="000cc2aa" style:font-name-asian="맑은 고딕" style:font-size-asian="11pt" style:font-weight-asian="normal" style:font-name-complex="맑은 고딕" style:font-size-complex="11pt" style:font-weight-complex="normal"/>
    </style:style>
    <style:style style:name="P8" style:family="paragraph" style:parent-style-name="Standard">
      <style:text-properties style:font-name="맑은 고딕" fo:font-size="11pt" fo:font-weight="normal" officeooo:rsid="000f78f6" officeooo:paragraph-rsid="000f78f6" style:font-name-asian="맑은 고딕" style:font-size-asian="11pt" style:font-weight-asian="normal" style:font-name-complex="맑은 고딕" style:font-size-complex="11pt" style:font-weight-complex="normal"/>
    </style:style>
    <style:style style:name="P9" style:family="paragraph" style:parent-style-name="Standard">
      <style:text-properties style:font-name="맑은 고딕" fo:font-size="11pt" fo:font-weight="normal" officeooo:rsid="0014a258" officeooo:paragraph-rsid="0014a258" style:font-name-asian="맑은 고딕" style:font-size-asian="11pt" style:font-weight-asian="normal" style:font-name-complex="맑은 고딕" style:font-size-complex="11pt" style:font-weight-complex="normal"/>
    </style:style>
    <style:style style:name="P10" style:family="paragraph" style:parent-style-name="Standard">
      <style:text-properties style:font-name="맑은 고딕" fo:font-size="11pt" fo:font-weight="normal" officeooo:rsid="0010b704" officeooo:paragraph-rsid="0010b704" style:font-name-asian="맑은 고딕" style:font-size-asian="11pt" style:font-weight-asian="normal" style:font-name-complex="맑은 고딕" style:font-size-complex="11pt" style:font-weight-complex="normal"/>
    </style:style>
    <style:style style:name="P11" style:family="paragraph" style:parent-style-name="Standard">
      <style:text-properties style:font-name="맑은 고딕" fo:font-size="11pt" fo:font-weight="bold" officeooo:paragraph-rsid="000cc2aa" style:font-name-asian="맑은 고딕" style:font-size-asian="11pt" style:font-weight-asian="bold" style:font-name-complex="맑은 고딕" style:font-size-complex="11pt" style:font-weight-complex="bold"/>
    </style:style>
    <style:style style:name="P12" style:family="paragraph" style:parent-style-name="Standard">
      <style:text-properties style:font-name="맑은 고딕" fo:font-size="11pt" fo:font-weight="bold" officeooo:rsid="000cc2aa" officeooo:paragraph-rsid="000cc2aa" style:font-name-asian="맑은 고딕" style:font-size-asian="11pt" style:font-weight-asian="bold" style:font-name-complex="맑은 고딕" style:font-size-complex="11pt" style:font-weight-complex="bold"/>
    </style:style>
    <style:style style:name="P13" style:family="paragraph" style:parent-style-name="Standard">
      <style:text-properties style:font-name="맑은 고딕" fo:font-size="11pt" fo:font-weight="bold" officeooo:rsid="000cc2aa" officeooo:paragraph-rsid="000e10e2" style:font-name-asian="맑은 고딕" style:font-size-asian="11pt" style:font-weight-asian="bold" style:font-name-complex="맑은 고딕" style:font-size-complex="11pt" style:font-weight-complex="bold"/>
    </style:style>
    <style:style style:name="P14" style:family="paragraph" style:parent-style-name="Standard">
      <style:text-properties style:font-name="맑은 고딕" fo:font-size="11pt" fo:font-weight="bold" officeooo:rsid="000cc2aa" officeooo:paragraph-rsid="000f06b9" style:font-name-asian="맑은 고딕" style:font-size-asian="11pt" style:font-weight-asian="bold" style:font-name-complex="맑은 고딕" style:font-size-complex="11pt" style:font-weight-complex="bold"/>
    </style:style>
    <style:style style:name="P15" style:family="paragraph" style:parent-style-name="Standard">
      <style:text-properties style:font-name="맑은 고딕" fo:font-size="11pt" fo:font-weight="bold" officeooo:rsid="000cc2aa" officeooo:paragraph-rsid="001322ba" style:font-name-asian="맑은 고딕" style:font-size-asian="11pt" style:font-weight-asian="bold" style:font-name-complex="맑은 고딕" style:font-size-complex="11pt" style:font-weight-complex="bold"/>
    </style:style>
    <style:style style:name="P16" style:family="paragraph" style:parent-style-name="Standard">
      <style:text-properties style:font-name="맑은 고딕" fo:font-size="11pt" fo:font-weight="bold" officeooo:rsid="000f78f6" officeooo:paragraph-rsid="000f78f6" style:font-name-asian="맑은 고딕" style:font-size-asian="11pt" style:font-weight-asian="bold" style:font-name-complex="맑은 고딕" style:font-size-complex="11pt" style:font-weight-complex="bold"/>
    </style:style>
    <style:style style:name="P17" style:family="paragraph" style:parent-style-name="Standard">
      <style:text-properties style:font-name="맑은 고딕" fo:font-size="11pt" fo:font-weight="bold" officeooo:rsid="0010b704" officeooo:paragraph-rsid="0010b704" style:font-name-asian="맑은 고딕" style:font-size-asian="11pt" style:font-weight-asian="bold" style:font-name-complex="맑은 고딕" style:font-size-complex="11pt" style:font-weight-complex="bold"/>
    </style:style>
    <style:style style:name="P18" style:family="paragraph" style:parent-style-name="Standard">
      <style:text-properties style:font-name="맑은 고딕" fo:font-size="11pt" fo:font-weight="bold" officeooo:rsid="0014a258" officeooo:paragraph-rsid="0014a258" style:font-name-asian="맑은 고딕" style:font-size-asian="11pt" style:font-weight-asian="bold" style:font-name-complex="맑은 고딕" style:font-size-complex="11pt" style:font-weight-complex="bold"/>
    </style:style>
    <style:style style:name="P19" style:family="paragraph" style:parent-style-name="Standard">
      <style:text-properties style:font-name="맑은 고딕" fo:font-size="13.1999998092651pt" officeooo:rsid="000cc2aa" officeooo:paragraph-rsid="000cc2aa" style:font-name-asian="맑은 고딕" style:font-size-asian="11pt" style:font-name-complex="맑은 고딕" style:font-size-complex="13.1999998092651pt"/>
    </style:style>
    <style:style style:name="P20" style:family="paragraph" style:parent-style-name="Standard">
      <style:text-properties style:font-name="맑은 고딕" officeooo:paragraph-rsid="001322ba" style:font-name-asian="맑은 고딕" style:font-name-complex="맑은 고딕"/>
    </style:style>
    <style:style style:name="P21" style:family="paragraph" style:parent-style-name="Standard">
      <style:text-properties fo:font-weight="normal" officeooo:paragraph-rsid="0014a258" style:font-weight-asian="normal" style:font-weight-complex="normal"/>
    </style:style>
    <style:style style:name="P22" style:family="paragraph" style:parent-style-name="Table_20_Contents">
      <style:paragraph-properties fo:text-align="center" style:justify-single-word="false"/>
      <style:text-properties style:font-name="맑은 고딕" fo:font-size="13.1999998092651pt" style:font-name-asian="맑은 고딕" style:font-size-asian="11pt" style:font-size-complex="13.1999998092651pt"/>
    </style:style>
    <style:style style:name="P23" style:family="paragraph" style:parent-style-name="Table_20_Contents">
      <style:text-properties style:font-name="맑은 고딕" fo:font-size="13.1999998092651pt" officeooo:rsid="000cc2aa" officeooo:paragraph-rsid="000cc2aa" style:font-name-asian="맑은 고딕" style:font-size-asian="11pt" style:font-size-complex="13.1999998092651pt"/>
    </style:style>
    <style:style style:name="P24" style:family="paragraph" style:parent-style-name="Table_20_Contents">
      <style:text-properties style:font-name="맑은 고딕" fo:font-size="13.1999998092651pt" style:font-name-asian="맑은 고딕" style:font-size-asian="11pt" style:font-size-complex="13.1999998092651pt"/>
    </style:style>
    <style:style style:name="T1" style:family="text">
      <style:text-properties fo:color="#000000" loext:opacity="100%" fo:font-size="11pt" fo:font-weight="bold" officeooo:rsid="000cc2aa" style:font-size-asian="11pt" style:font-weight-asian="bold" style:font-size-complex="11pt" style:font-weight-complex="bold"/>
    </style:style>
    <style:style style:name="T2" style:family="text">
      <style:text-properties fo:font-size="13.1999998092651pt" officeooo:rsid="000cc2aa" style:font-size-asian="11pt" style:font-size-complex="13.1999998092651pt"/>
    </style:style>
    <style:style style:name="T3" style:family="text">
      <style:text-properties fo:font-weight="normal" style:font-weight-asian="normal" style:font-weight-complex="normal"/>
    </style:style>
    <style:style style:name="T4" style:family="text">
      <style:text-properties fo:font-weight="normal" officeooo:rsid="000e10e2" style:font-weight-asian="normal" style:font-weight-complex="normal"/>
    </style:style>
    <style:style style:name="T5" style:family="text">
      <style:text-properties fo:font-weight="normal" officeooo:rsid="000f06b9" style:font-weight-asian="normal" style:font-weight-complex="normal"/>
    </style:style>
    <style:style style:name="T6" style:family="text">
      <style:text-properties fo:font-weight="normal" officeooo:rsid="000f78f6" style:font-weight-asian="normal" style:font-weight-complex="normal"/>
    </style:style>
    <style:style style:name="T7" style:family="text">
      <style:text-properties fo:font-weight="normal" officeooo:rsid="001322ba" style:font-weight-asian="normal" style:font-weight-complex="normal"/>
    </style:style>
    <style:style style:name="T8" style:family="text">
      <style:text-properties fo:font-size="11pt" fo:font-weight="bold" style:font-size-asian="11pt" style:font-weight-asian="bold" style:font-size-complex="11pt" style:font-weight-complex="bold"/>
    </style:style>
    <style:style style:name="T9" style:family="text">
      <style:text-properties fo:font-size="11pt" fo:font-weight="bold" officeooo:rsid="000cc2aa" style:font-size-asian="11pt" style:font-weight-asian="bold" style:font-size-complex="11pt" style:font-weight-complex="bold"/>
    </style:style>
    <style:style style:name="T10" style:family="text">
      <style:text-properties style:text-line-through-style="solid" style:text-line-through-type="single" fo:font-weight="normal" style:font-weight-asian="normal" style:font-weight-complex="normal"/>
    </style:style>
    <style:style style:name="T11" style:family="text">
      <style:text-properties style:text-line-through-style="none" style:text-line-through-type="none" fo:font-weight="normal" style:font-weight-asian="normal" style:font-weight-complex="normal"/>
    </style:style>
    <style:style style:name="T12" style:family="text">
      <style:text-properties style:font-name="맑은 고딕" fo:font-size="11pt" officeooo:rsid="0014a258" style:font-name-asian="맑은 고딕" style:font-size-asian="11pt" style:font-name-complex="맑은 고딕" style:font-size-complex="11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구역1" text:protected="true">
        <text:section-source xlink:href="../../../../../../Downloads/기획서(서바이벌%20디펜스).odt"/>
        <table:table table:name="표1" table:style-name="표1">
          <table:table-column table:style-name="표1.A" table:number-columns-repeated="3"/>
          <table:table-column table:style-name="표1.D"/>
          <table:table-row>
            <table:table-cell table:style-name="표1.A1" office:value-type="string">
              <text:p text:style-name="P22">타이틀</text:p>
            </table:table-cell>
            <table:table-cell table:style-name="표1.A1" office:value-type="string">
              <text:p text:style-name="P23">무제(가제)</text:p>
            </table:table-cell>
            <table:table-cell table:style-name="표1.A1" office:value-type="string">
              <text:p text:style-name="P22">플랫폼</text:p>
            </table:table-cell>
            <table:table-cell table:style-name="표1.D1" office:value-type="string">
              <text:p text:style-name="P23">PC</text:p>
            </table:table-cell>
          </table:table-row>
          <table:table-row>
            <table:table-cell table:style-name="표1.A2" office:value-type="string">
              <text:p text:style-name="P22">장르</text:p>
            </table:table-cell>
            <table:table-cell table:style-name="표1.A2" office:value-type="string">
              <text:p text:style-name="P23">파밍, 서바이벌 디펜스</text:p>
            </table:table-cell>
            <table:table-cell table:style-name="표1.A2" office:value-type="string">
              <text:p text:style-name="P22">테마</text:p>
            </table:table-cell>
            <table:table-cell table:style-name="표1.D2" office:value-type="string">
              <text:p text:style-name="P24"/>
            </table:table-cell>
          </table:table-row>
        </table:table>
        <text:p text:style-name="P19"/>
        <text:p text:style-name="P20"><text:span text:style-name="T2">﻿</text:span><text:span text:style-name="T9">▶</text:span><text:span text:style-name="T8"> </text:span><text:span text:style-name="T9">기</text:span><text:span text:style-name="T1">획 의도</text:span><text:span text:style-name="T9">﻿</text:span></text:p>
        <text:p text:style-name="P11"/>
        <text:p text:style-name="P11"/>
        <text:p text:style-name="P12">▶ 시놉시스</text:p>
        <text:p text:style-name="P11"/>
        <text:p text:style-name="P3"><text:s/>· 이 세계는 모종의 이유로 멸망했다. 유일한 생존자인 당신은 모든 방법을 동원해 인류 최후의 보루인 거처를 사수하고 삶을 지속해야만 한다. 좀비와 당신, 먼저 끝나는 쪽은 어느 쪽일까? 그 전에 이 싸움은 끝이 존재하는 싸움인 것일까?</text:p>
        <text:p text:style-name="P11"/>
        <text:p text:style-name="P12">﻿▶ 게임 진행</text:p>
        <text:p text:style-name="P11"/>
        <text:p text:style-name="P13">· 게임 목표</text:p>
        <text:p text:style-name="P4"><text:s text:c="2"/>- 목표 일자까지 좀비 무리의 공격에 맞서 거처를 방어하여 살아남는 것</text:p>
        <text:p text:style-name="P11"/>
        <text:p text:style-name="P12">﻿· 진행 방법</text:p>
        <text:p text:style-name="P12"><text:span text:style-name="T3">- 게임은 </text:span><text:span text:style-name="T4">1일 단위의 한 사이클로 구성되며 한 사이클은 다시 3개의 Phase로 나누어 진행됨.</text:span></text:p>
        <text:p text:style-name="P12"><text:span text:style-name="T4"/></text:p>
        <text:p text:style-name="P6">- Phase 1: 게임의 시작과 동시에 진입하게 되며, 플레이어는 거처와 분리된 별도의 스테이지로 진입하여 파밍을 수행한다.</text:p>
        <text:p text:style-name="P12"><text:span text:style-name="T4"/></text:p>
        <text:p text:style-name="P12"><text:span text:style-name="T4">- Phase 2: 파밍이 종료되고 거처로 진입하는 시점이다. 플레이어가 파밍한 자원은 거처의 저장소로 옮겨지고, 이 자원과 기존에</text:span><text:span text:style-name="T5"> 보유한 자원을 더하여 좀비의 습격으로부터 거처를 방어할 각종 업그레이드를 수행한다.</text:span></text:p>
        <text:p text:style-name="P12"><text:span text:style-name="T5"/></text:p>
        <text:p text:style-name="P7">- Phase 3: 페이즈2에 수행한 업그레이드를 기반으로 좀비떼의 습격으로부터 거처를 방어한다. 방어에 실패하면 게임은 종료되며, 방어에 성공하면 생존하여 현재의 사이클이 종료된다.</text:p>
        <text:p text:style-name="P12"><text:span text:style-name="T5"/></text:p>
        <text:p text:style-name="P14">· 게임 시스템</text:p>
        <text:p text:style-name="P14"><text:span text:style-name="T3">- </text:span><text:span text:style-name="T5">3개로 구성된 페이즈는 각자 다른 역할과 시스템으로 철저히 구분되어 있음</text:span></text:p>
        <text:p text:style-name="P14"><text:span text:style-name="T5"/></text:p>
        <text:p text:style-name="P14"><text:span text:style-name="T5">- 파밍 자원은 소모성 자원과 비소모성 자원으로 구분됨. 소모성 자원은 음식, 물, 탄약 등 </text:span><text:span text:style-name="T6">1회성으로 사용하고 사라지는 자원과 거처의 공격력과 방어력 상승에 소모되는 자원을 포함하며 비소모성 자원은 내구도가 없는 무기 등이 포함된다.</text:span></text:p>
        <text:p text:style-name="P14"><text:span text:style-name="T5"/></text:p>
        <text:p text:style-name="P14"><text:span text:style-name="T5">- Phase 1: 주간 시간대에 진행되며 1인칭 시점으로 플레이하게 된다. 스테이지 내의 위협요소는 일절 존재하지 않으나 파밍 스테이지에 진입하는 동시에 타이머가 작동하고 인벤토리 소지 갯수에도 제한이 존재하므로, 플레이어는 파밍 자원의 용도와 중요성을 미리 계산하여 제한시간 내에 필요한 아이템을 최대한 많이 보유한 채 스테이지를 벗어나야 한다. 제한시간 내에 거처로 돌아가면 페이즈</text:span><text:span text:style-name="T6">2로 넘어가며, 제한시간을 넘겨 파밍 스테이지에 남으면 게임오버가 된다.</text:span></text:p>
        <text:p text:style-name="P14"><text:span text:style-name="T6"/></text:p>
        <text:p text:style-name="P8">- Phase 2: 일몰 시간대에 진행되며 UI 시스템만을 조작하게 된다. 이때 시간의 흐름은 완전히 정지하므로 플레이어는 다수 여유롭게 게임을 플레이 할 수 있다. 페이즈1에서 획득한 자원은 거처의 저장소로 옮겨져 기존에 보유한 자원과 합산되고, 플레이어는 이를 사용하여 거처의 시설을 업그레이드 하거나 설치형 무기를 정해진 슬롯에 배치하는 등 야간에 있을 좀비의 습격을 대비하게 된다.</text:p>
        <text:p text:style-name="P16"><text:soft-page-break/><text:span text:style-name="T3"/></text:p>
        <text:p text:style-name="P17"><text:span text:style-name="T3">- Phase 3: 야간 시간대에 거처를 배경으로 진행되며 3인칭 </text:span><text:span text:style-name="T10">(탑뷰, 쿼터뷰, 사이드뷰)</text:span><text:span text:style-name="T11">시점으로의 전환이 이루어진다. 플레이어는 실시간으로 진행되는 좀비의 습격을 </text:span><text:span text:style-name="T3">제한시간 동안 방어해야 하며, 페이즈2에 수행한 각종 행동이 반영되어 전투의 결과가 정해진다. 좀비의 습격을 막아냈다면 사이클이 종료되고 다음날로 넘어가 새로운 사이클이 시작되며, 막지 못했을 경우 게임오버가 된다.</text:span></text:p>
        <text:p text:style-name="P17"><text:span text:style-name="T3"/></text:p>
        <text:p text:style-name="P17"><text:span text:style-name="T3"/></text:p>
        <text:p text:style-name="P17">파밍아이템 : </text:p>
        <text:p text:style-name="P9">-자원(소모성)</text:p>
        <text:p text:style-name="P9">나무, 돌</text:p>
        <text:p text:style-name="P9"/>
        <text:p text:style-name="P9">-아이템(비소모성)</text:p>
        <text:p text:style-name="P9">총</text:p>
        <text:p text:style-name="P9">저격</text:p>
        <text:p text:style-name="P9">머신건</text:p>
        <text:p text:style-name="P9">샷건</text:p>
        <text:p text:style-name="P9"/>
        <text:p text:style-name="P9"/>
        <text:p text:style-name="P18">업그레이드 항목</text:p>
        <text:p text:style-name="P9">-건물</text:p>
        <text:p text:style-name="P9"/>
        <text:p text:style-name="P9">-무기</text:p>
        <text:p text:style-name="P9">데미지업</text:p>
        <text:p text:style-name="P21">발사<text:span text:style-name="T12">속도</text:span></text:p>
        <text:p text:style-name="P9">내구성업</text:p>
        <text:p text:style-name="P9">수리</text:p>
        <text:p text:style-name="P9"/>
        <text:p text:style-name="P18">몬스터</text:p>
        <text:p text:style-name="P10">-단일객체</text:p>
        <text:p text:style-name="P10">- 모션, 사운드, 데미지</text:p>
        <text:p text:style-name="P17"><text:span text:style-name="T3"/></text:p>
        <text:p text:style-name="P17"/>
        <text:p text:style-name="P17"><text:span text:style-name="T3"/></text:p>
        <text:p text:style-name="P5">﻿▶ 프로젝트 구성원별 역할</text:p>
        <text:p text:style-name="P5">- 김병제:</text:p>
        <text:p text:style-name="P5"/>
        <text:p text:style-name="P1">- 김민성:</text:p>
        <text:p text:style-name="P1"/>
        <text:p text:style-name="P1">- 유진:</text:p>
        <text:p text:style-name="P1"/>
        <text:p text:style-name="P5">▶ 완성단계별 도달 목표 일자</text:p>
        <text:p text:style-name="P15"><text:span text:style-name="T3">- </text:span><text:span text:style-name="T7">Plan A:</text:span></text:p>
        <text:p text:style-name="P1">- Plan B:</text:p>
        <text:p text:style-name="P1">- Plan C:</text:p>
      </text:section>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맑은 고딕" svg:font-family="'맑은 고딕'" style:font-family-generic="modern" style:font-pitch="variable"/>
    <style:font-face style:name="맑은 고딕1" svg:font-family="'맑은 고딕'" style:font-family-generic="system" style:font-pitch="variable"/>
    <style:font-face style:name="바탕" svg:font-family="바탕"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바탕" fo:font-size="10pt" fo:language="en" fo:country="US" style:letter-kerning="true" style:font-name-asian="맑은 고딕1" style:font-size-asian="10pt" style:language-asian="ko" style:country-asian="KR"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바탕" fo:font-size="10pt" fo:language="en" fo:country="US" style:letter-kerning="true" style:font-name-asian="맑은 고딕1" style:font-size-asian="10pt" style:language-asian="ko" style:country-asian="KR"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9T15:17:57.966000000</meta:creation-date>
    <dc:date>2024-11-29T18:02:42.139000000</dc:date>
    <meta:editing-duration>PT5M30S</meta:editing-duration>
    <meta:editing-cycles>4</meta:editing-cycles>
    <meta:generator>LibreOffice/24.2.2.2$Windows_X86_64 LibreOffice_project/d56cc158d8a96260b836f100ef4b4ef25d6f1a01</meta:generator>
    <meta:document-statistic meta:table-count="1" meta:image-count="0" meta:object-count="0" meta:page-count="2" meta:paragraph-count="50" meta:word-count="1221" meta:character-count="1620" meta:non-whitespace-character-count="1269"/>
  </office:meta>
</office:document-meta>
</file>